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0a4144" officeooo:paragraph-rsid="000a4144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1pt" fo:font-weight="bold" officeooo:rsid="000a4144" officeooo:paragraph-rsid="000a4144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1pt" fo:font-weight="normal" officeooo:rsid="000a4144" officeooo:paragraph-rsid="000a4144" style:font-size-asian="21pt" style:font-weight-asian="normal" style:font-size-complex="2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1pt" fo:font-weight="normal" officeooo:rsid="000a4144" officeooo:paragraph-rsid="000a4144" style:font-size-asian="21pt" style:font-weight-asian="normal" style:font-size-complex="2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1pt" fo:font-weight="normal" officeooo:rsid="000c0a76" officeooo:paragraph-rsid="000c0a76" style:font-size-asian="21pt" style:font-weight-asian="normal" style:font-size-complex="2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1pt" fo:font-weight="normal" officeooo:rsid="000d6c8d" officeooo:paragraph-rsid="000d6c8d" style:font-size-asian="21pt" style:font-weight-asian="normal" style:font-size-complex="21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1pt" fo:font-weight="bold" officeooo:rsid="000a4144" officeooo:paragraph-rsid="000a4144" style:font-size-asian="21pt" style:font-weight-asian="bold" style:font-size-complex="2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1pt" fo:font-weight="bold" officeooo:rsid="000a4144" officeooo:paragraph-rsid="000a4144" style:font-size-asian="21pt" style:font-weight-asian="bold" style:font-size-complex="2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 Casting</text:p>
      <text:p text:style-name="P1"/>
      <text:p text:style-name="P3">In java type casting is a method or process that converts a data type into another data type in both ways manually or automatically.</text:p>
      <text:p text:style-name="P3"/>
      <text:p text:style-name="P3">The automatic conversion is done by compiler</text:p>
      <text:p text:style-name="P3">The manual conversion done by programmer</text:p>
      <text:p text:style-name="P3"/>
      <text:p text:style-name="P5">Type casting</text:p>
      <text:p text:style-name="P5"/>
      <text:p text:style-name="P5">converting a value from one data type to another data type is known as type casting.</text:p>
      <text:p text:style-name="P3"/>
      <text:p text:style-name="P3">Types:</text:p>
      <text:p text:style-name="P3"/>
      <text:p text:style-name="P3">There are two types of type casting.</text:p>
      <text:p text:style-name="P3">1.Widening/implicit</text:p>
      <text:p text:style-name="P3">2.Narrowing/explicit</text:p>
      <text:p text:style-name="P3"/>
      <text:p text:style-name="P3"/>
      <text:p text:style-name="P2">1.Widening/implicit/casting down:</text:p>
      <text:p text:style-name="P3"/>
      <text:p text:style-name="P3">-converting lower data type into higher one is called widening type casting</text:p>
      <text:p text:style-name="P3"/>
      <text:p text:style-name="P3">-it is done automatically.</text:p>
      <text:p text:style-name="P3"/>
      <text:p text:style-name="P3"><text:soft-page-break/>-it is safe because to chance to loose data</text:p>
      <text:p text:style-name="P3"/>
      <text:p text:style-name="P3">-it takes place when both data types must be compatible with each other.</text:p>
      <text:p text:style-name="P3"/>
      <text:p text:style-name="P3">-the target type must be larger than the source type.</text:p>
      <text:p text:style-name="P3">Byte→short→char→int→long→float→double</text:p>
      <text:p text:style-name="P3"/>
      <text:p text:style-name="P6">=========================================</text:p>
      <text:p text:style-name="P2">2)Narrowing type casting/explicit/casting up</text:p>
      <text:p text:style-name="P2"/>
      <text:p text:style-name="P3">-converting a higher data type into a lower one is called narrowing type casting .</text:p>
      <text:p text:style-name="P3"/>
      <text:p text:style-name="P3">-done manually by programmer</text:p>
      <text:p text:style-name="P3"/>
      <text:p text:style-name="P3">if we do not perform casting then the compiler reports a compile time error</text:p>
      <text:p text:style-name="P3"/>
      <text:p text:style-name="P3">double-float-long-int-char-short-byte </text:p>
      <text:p text:style-name="P6">============================================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20:09:54.750000000</meta:creation-date>
    <dc:date>2024-03-20T19:39:57.933000000</dc:date>
    <meta:editing-duration>PT6H38M28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4" meta:word-count="158" meta:character-count="1096" meta:non-whitespace-character-count="961"/>
  </office:meta>
</office:document-meta>
</file>